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achlieli CLM1" svg:font-family="'Nachlieli CLM'"/>
    <style:font-face style:name="David CLM" svg:font-family="'David CLM'" style:font-adornments="Regular" style:font-pitch="variable"/>
    <style:font-face style:name="Ezra SIL" svg:font-family="'Ezra SI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margin-left="0.767cm" fo:margin-right="0cm" fo:text-indent="-0.75cm" style:auto-text-indent="false">
        <style:tab-stops/>
      </style:paragraph-properties>
    </style:style>
    <style:style style:name="P2" style:family="paragraph" style:parent-style-name="Standard">
      <style:text-properties fo:language="en" fo:country="US"/>
    </style:style>
    <style:style style:name="P3" style:family="paragraph" style:parent-style-name="Standard">
      <style:text-properties fo:font-size="6pt" style:font-size-asian="5.25pt" style:font-size-complex="6pt"/>
    </style:style>
    <style:style style:name="P4" style:family="paragraph" style:parent-style-name="Standard">
      <style:paragraph-properties style:border-line-width-bottom="0.002cm 0.035cm 0.002cm" fo:padding="0cm" fo:border-left="none" fo:border-right="none" fo:border-top="none" fo:border-bottom="0.039cm double #000000" style:shadow="none"/>
      <style:text-properties fo:language="en" fo:country="US"/>
    </style:style>
    <style:style style:name="P5" style:family="paragraph" style:parent-style-name="Standard">
      <style:paragraph-properties style:border-line-width-bottom="0.002cm 0.035cm 0.002cm" fo:padding="0cm" fo:border-left="none" fo:border-right="none" fo:border-top="none" fo:border-bottom="0.039cm double #000000" style:shadow="none"/>
      <style:text-properties fo:language="en" fo:country="US" style:language-complex="he" style:country-complex="IL"/>
    </style:style>
    <style:style style:name="P6" style:family="paragraph" style:parent-style-name="Beracha">
      <style:text-properties fo:language="en" fo:country="US"/>
    </style:style>
    <style:style style:name="P7" style:family="paragraph" style:parent-style-name="Beracha">
      <style:paragraph-properties fo:text-align="center" style:justify-single-word="false"/>
    </style:style>
    <style:style style:name="P8" style:family="paragraph" style:parent-style-name="Adon_20_Olam">
      <style:text-properties fo:language="en" fo:country="US"/>
    </style:style>
    <style:style style:name="P9" style:family="paragraph" style:parent-style-name="Standard">
      <style:paragraph-properties fo:text-align="justify" fo:text-align-last="center" style:justify-single-word="false" style:shadow="none"/>
    </style:style>
    <style:style style:name="T1" style:family="text">
      <style:text-properties fo:language="en" fo:country="US"/>
    </style:style>
    <style:style style:name="T2" style:family="text">
      <style:text-properties fo:language="en" fo:country="US" style:language-complex="he" style:country-complex="IL"/>
    </style:style>
    <style:style style:name="T3" style:family="text">
      <style:text-properties fo:language="he" fo:country="I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ברכת החמה</text:p>
      <text:p text:style-name="P7"><text:span text:style-name="Kavanot_20_Ana_20_BaKoach">יש נוהגים להתחיל עם ״פתח אליהו״</text:span></text:p>
      <text:p text:style-name="Standard">לַמְנַצֵּחַ, מִזְמוֹר לְדָוִד׃ הַשָּׁמַיִם, מְסַפְּרִים כְּבוֹד־אֵל; <text:s/>וּמַעֲשֵׂה יָדָיו, מַגִּיד הָרָקִיעַ׃ יוֹם לְיוֹם, יַבִּיעַ אֹמֶר; <text:s/>וְלַיְלָה לְּלַיְלָה, יְחַוֶּה־דָּעַת׃ אֵין־אֹמֶר, וְאֵין דְּבָרִים, <text:s/>בְּלִי, נִשְׁמָע קוֹלָם׃ בְּכָל־הָאָרֶץ, יָצָא קַוָּם, <text:s/>וּבִקְצֵה תֵבֵל, מִלֵּיהֶם; לַשֶּׁמֶשׁ, <text:s/>שָׂם־אֹהֶל בָּהֶם׃ וְהוּא־כְּחָתָן, יֹצֵא מֵחֻפָּתוֹ; <text:s/>יָשִׂישׂ כְּגִבּוֹר, לָרוּץ אֹרַח׃ מִקְצֵה הַשָּׁמַיִם, מוֹצָאוֹ־וּתְקוּפָתוֹ עַל־קְצוֹתָם; <text:s/>וְאֵין נִסְתָּר, מֵחַמָּתוֹ׃ תּוֹרַת יְהוָה תְּמִימָה, מְשִׁיבַת נָפֶשׁ; <text:s/>עֵדוּת יְהוָה נֶאֱמָנָה, מַחְכִּימַת פֶּתִי׃ פִּקּוּדֵי יְהוָה יְשָׁרִים, מְשַׂמְּחֵי־לֵב; <text:s/>מִצְוַת יְהוָה בָּרָה, מְאִירַת עֵינָיִם׃ יִרְאַת יְהוָה, טְהוֹרָה־עוֹמֶדֶת לָעַד; <text:s/>מִשְׁפְּטֵי־יְהוָה אֱמֶת; צָדְקוּ יַחְדָּו׃<text:bookmark text:name="11"/> הַנֶּחֱמָדִים־מִזָּהָב, וּמִפַּז רָב; <text:s/>וּמְתוּקִים מִדְּבַשׁ, וְנֹפֶת צוּפִים׃<text:bookmark text:name="12"/> גַּם־עַבְדְּךָ, נִזְהָר בָּהֶם; <text:s/>בְּשָׁמְרָם, עֵקֶב רָב׃<text:bookmark text:name="13"/> שְׁגִיאוֹת מִי־יָבִין; <text:s/>מִנִּסְתָּרוֹת נַקֵּנִי׃<text:bookmark text:name="14"/> גַּם מִזֵּדִים, חֲשֹׂךְ עַבְדֶּךָ־ <text:s/>אַל־יִמְשְׁלוּ־בִי אָז אֵיתָם; וְנִקֵּיתִי, <text:s/>מִפֶּשַׁע רָב׃<text:bookmark text:name="15"/> יִהְיוּ לְרָצוֹן אִמְרֵי־פִי, וְהֶגְיוֹן לִבִּי <text:s/>לְפָנֶיךָ, יְהוָה, <text:s/>צוּרִי וְגֹאֲלִי׃</text:p>
      <text:p text:style-name="Standard"/>
      <text:p text:style-name="Standard"><text:span text:style-name="Big_20_Initial">תורה׃</text:span> וַיֹּאמֶר אֱלֹהִים, יְהִי מְאֹרֹת בִּרְקִיעַ הַשָּׁמַיִם, לְהַבְדִּיל, בֵּין הַיּוֹם וּבֵין הַלָּיְלָה; וְהָיוּ לְאֹתֹת וּלְמוֹעֲדִים, וּלְיָמִים וְשָׁנִים׃ <text:bookmark text:name="151"/>וְהָיוּ לִמְאוֹרֹת בִּרְקִיעַ הַשָּׁמַיִם, לְהָאִיר עַל־הָאָרֶץ וַיְהִי־כֵן׃ <text:bookmark text:name="161"/>וַיַּעַשׂ אֱלֹהִים, אֶת־שְׁנֵי הַמְּאֹרֹת הַגְּדֹלִים, אֶת־הַמָּאוֹר הַגָּדֹל, לְמֶמְשֶׁלֶת הַיּוֹם, וְאֶת־הַמָּאוֹר הַקָּטֹן לְמֶמְשֶׁלֶת הַלַּיְלָה, וְאֵת הַכּוֹכָבִים׃ <text:bookmark text:name="17"/>וַיִּתֵּן אֹתָם אֱלֹהִים, בִּרְקִיעַ הַשָּׁמָיִם, לְהָאִיר, עַל־הָאָרֶץ׃ <text:bookmark text:name="18"/>וְלִמְשֹׁל, בַּיּוֹם וּבַלַּיְלָה, וּלְהַבְדִּיל בֵּין הָאוֹר וּבֵין הַחֹשֶׁךְ, וַיַּרְא אֱלֹהִים כִּי־טוֹב׃<text:bookmark text:name="19"/> וַיְהִי־עֶרֶב וַיְהִי־בֹקֶר, יוֹם רְבִיעִי׃</text:p>
      <text:p text:style-name="Standard"/>
      <text:p text:style-name="Standard"><text:span text:style-name="Big_20_Initial">נביאים׃</text:span> כֹּה אָמַר יְהוָה, נֹתֵן שֶׁמֶשׁ לְאוֹר יוֹמָם, חֻקֹּת יָרֵחַ וְכוֹכָבִים, לְאוֹר לָיְלָה, רֹגַע הַיָּם וַיֶּהֱמוּ גַלָּיו, יְהוָה צְבָאוֹת שְׁמוֹ׃ אִם־יָמֻשׁוּ הַחֻקִּים הָאֵלֶּה, מִלְּפָנַי־נְאֻם־יְהוָה, גַּם זֶרַע יִשְׂרָאֵל יִשְׁבְּתוּ, <text:soft-page-break/>מִהְיוֹת גּוֹי לְפָנַי־כָּל־הַיָּמִים׃ כֹּה אָמַר יְהוָה, אִם־יִמַּדּוּ שָׁמַיִם מִלְמַעְלָה, וְיֵחָקְרוּ מוֹסְדֵי־אֶרֶץ, לְמָטָּה, גַּם־אֲנִי אֶמְאַס בְּכָל־זֶרַע יִשְׂרָאֵל, עַל־כָּל־אֲשֶׁר עָשׂוּ־נְאֻם־יְהוָה׃<text:bookmark text:name="37"/> הִנֵּה יָמִים בָּאִים, נְאֻם־יְהוָה; וְנִבְנְתָה הָעִיר לַיהוָה, מִמִּגְדַּל חֲנַנְאֵל שַׁעַר הַפִּנָּה׃<text:bookmark text:name="38"/> וְיָצָא עוֹד קָו הַמִּדָּה, נֶגְדּוֹ, עַל, גִּבְעַת גָּרֵב; וְנָסַב, גֹּעָתָה<text:bookmark text:name="39"/>׃ וְכָל־הָעֵמֶק הַפְּגָרִים וְהַדֶּשֶׁן וְכָל־הַשְּׁדֵמוֹת עַד־נַחַל קִדְרוֹן עַד־פִּנַּת שַׁעַר הַסּוּסִים, מִזְרָחָה־קֹדֶשׁ, לַיהוָה, לֹא־יִנָּתֵשׁ וְלֹא־יֵהָרֵס עוֹד, לְעוֹלָם׃</text:p>
      <text:p text:style-name="Standard"/>
      <text:p text:style-name="Standard"><text:span text:style-name="Big_20_Initial">כתובים׃</text:span> הַלְלוּיָהּ, הַלְלוּ אֶת־יְהוָה, מִן־הַשָּׁמַיִם; <text:s/>הַלְלוּהוּ, בַּמְּרוֹמִים׃ הַלְלוּהוּ כָל־מַלְאָכָיו; <text:s/>הַלְלוּהוּ, כָּל־צְבָאָו׃ הַלְלוּהוּ, שֶׁמֶשׁ וְיָרֵחַ; <text:s/>הַלְלוּהוּ, כָּל־כּוֹכְבֵי אוֹר׃ הַלְלוּהוּ, שְׁמֵי הַשָּׁמָיִם; <text:s/>וְהַמַּיִם, אֲשֶׁר מֵעַל הַשָּׁמָיִם׃ יְהַלְלוּ, אֶת־שֵׁם יְהוָה, <text:s/>כִּי הוּא צִוָּה וְנִבְרָאוּ׃ וַיַּעֲמִידֵם לָעַד לְעוֹלָם; <text:s/>חָק־נָתַן, וְלֹא יַעֲבוֹר׃ הַלְלוּ אֶת־יְהוָה, מִן־הָאָרֶץ־ <text:s/>תַּנִּינִים, וְכָל־תְּהֹמוֹת׃ אֵשׁ וּבָרָד, שֶׁלֶג וְקִיטוֹר; <text:s/>רוּחַ סְעָרָה, עֹשָׂה דְבָרוֹ׃ הֶהָרִים וְכָל־גְּבָעוֹת; <text:s/>עֵץ פְּרִי, וְכָל־אֲרָזִים׃ הַחַיָּה וְכָל־בְּהֵמָה; <text:s/>רֶמֶשׂ, וְצִפּוֹר כָּנָף׃<text:bookmark text:name="111"/> מַלְכֵי־אֶרֶץ, וְכָל־לְאֻמִּים; <text:s/>שָׂרִים, וְכָל־שֹׁפְטֵי אָרֶץ׃<text:bookmark text:name="121"/> בַּחוּרִים וְגַם־בְּתוּלוֹת; <text:s/>זְקֵנִים, עִם־נְעָרִים׃<text:bookmark text:name="131"/> יְהַלְלוּ, אֶת־שֵׁם יְהוָה־ <text:s/>כִּי־נִשְׂגָּב שְׁמוֹ לְבַדּוֹ הוֹדוֹ, <text:s/>עַל־אֶרֶץ וְשָׁמָיִם׃<text:bookmark text:name="141"/> וַיָּרֶם קֶרֶן לְעַמּוֹ, <text:s/>תְּהִלָּה לְכָל־חֲסִידָיו לִבְנֵי יִשְׂרָאֵל, <text:s/>עַם קְרֹבוֹ, הַלְלוּיָהּ׃</text:p>
      <text:p text:style-name="P3"/>
      <text:p text:style-name="Standard"><text:span text:style-name="Big_20_Initial">כִּי שֶׁמֶשׁ</text:span> וּמָגֵן יְהוָה אֱלֹהִים, חֵן וְכָבוֹד יִתֵּן יְהוָה, לֹא יִמְנַע טוֹב לַהֹלְכִים בְּתָמִים׃ </text:p>
      <text:p text:style-name="P3"/>
      <text:p text:style-name="P1"><text:span text:style-name="Big_20_Initial"><text:span text:style-name="T1">יִ</text:span></text:span><text:span text:style-name="T1">ירָאוּךָ עִם שָׁמֶשׁ וְלִפְנֵי יָרֵחַ דּוֹר דּוֹרִים׃</text:span></text:p>
      <text:p text:style-name="P1"><text:span text:style-name="Big_20_Initial"><text:span text:style-name="T1">ה</text:span></text:span><text:span text:style-name="T1">וֹדִינוּ לְּךָ, אֱלֹהִים הוֹדִינוּ, וְקָרוֹב שְׁמֶךָ; סִפְּרוּ, נִפְלְאוֹתֶיךָ׃</text:span></text:p>
      <text:p text:style-name="P1"><text:span text:style-name="Big_20_Initial"><text:span text:style-name="T1">וְ</text:span></text:span><text:span text:style-name="T1">זָרְחָה לָכֶם יִרְאֵי שְׁמִי, שֶׁמֶשׁ צְדָקָה, וּמַרְפֵּא, בִּכְנָפֶיהָ; וִיצָאתֶם וּפִשְׁתֶּם, כְּעֶגְלֵי מַרְבֵּק׃</text:span></text:p>
      <text:p text:style-name="YHVH"><text:span text:style-name="Big_20_Initial">הִ</text:span>גִּידוּ הַשָּׁמַיִם צִדְקוֹ; וְרָאוּ כָל־הָעַמִּים כְּבוֹדוֹ׃</text:p>
      <text:p text:style-name="Standard"><text:soft-page-break/><text:span text:style-name="Big_20_Initial">לְשֵׁם יִחוּד</text:span> קֻדְשָׁא בְּרִיךְ־הוּא וּשְׁכִינְתֵּהּ בִּדְחִילוּ וּרְחִימוּ <text:s/>וּרְחִימוּ וּדְחִילוּ לְיַחֲדָא שֵׁם <text:s/>יוֹ״ד קֵ״א בְּוָא״ו קֵ״א בְּיִחוּדָא שְׁלִים <text:s text:c="2"/>בְּשֵׁם כָּל־יִשְׂרָאֵל, הִנֵּה אֲנַחְנוּ בָאִים לְבָרֵךְ עַל רְאִיַּת הַחַמַּה בִּתְקוּפָתָהּ כְּמוֹ שְׁתִּקְּנוּ לָנוּ חֲכָמֵינוּ זִכְרוֹנָם לִבְרָכָה וּלְתַקֵּן אֶת־שָׁרְשָׁהּ בְּמָקוֹם עֶלְיוֹן. וְאֲנַחְנוּ מְכַוְּנִים לְפָאֵר שִׁמְךָ מַלְכֵּנוּ, שֶׁאַתָּה הוּא רִבּוֹן כָּל־הַמַּעֲשִׂים אֲדוֹן כָּל־הָעוֹלָמִים עֶלְיוֹנִים וְתַחְתּוֹנִים וּצְבָא הַשָּׁמַיִם לְךָ מִשְׁתַּחֲוִים, נוֹטֶה שָׁמַיִם וְיֹסֵד אָרֶץ, אֲשֶׁר הֲכִינוֹתָ וּפָעַלְתָּ זָהֳרֵי חַמָּה. וְאֲנַחְנוּ מְקַבְּלִים עָלֵינוּ וְעַל־זַרְעֵנוּ וְעַל־זֶרַע זַרְעֵנוּ עַד־סוֹף כָּל־הַדּוֹרוֹת אֲדָנוּתְךָ וֶאֶלֹהוּתְךָ יִתְבָּרַךְ שִׁמֶךָ, וְאָהֲבָתְךָ וְיִרְאָתְךָ וְיִחוּדָתְךָ לַעֲשׂות רְצוֹנְךָ כִּרְצוֹנֶךָ, וּלְעָבְדְךָ בֶּאֱמֶת בְּלֵבָב שָלֵם.</text:p>
      <text:p text:style-name="Standard"><text:span text:style-name="T1">וְתַעֲלֶה לְפָנֶיךָ בְּרָכָה זוֹ כְּאִילּוּ כִּוַּנְנְוּ בְּכָל־הַכַּוָּנוֹת הָרְאוּיוֹת לְכַוֵּן,</text:span><text:bookmark text:name="4"/><text:span text:style-name="T1"> </text:span>וְיַחֵד לְבָבֵנוּ לְאַהֲבָה וּלְיִרְאָה אֶת שְׁמֶךָ, <text:span text:style-name="T1">לֵב טָהֹור בְּרָא לָנוּ אֱלֹהֵינוּ וְרוּחַ נָכֹון חַדֵּשׁ בְּקִרְבֵּנוּ. וְשָׁמְרֵנוּ וְהַצִּילֵנוּ מִכָּל־פְגָעִים וּמִקְרִים רָעִים הַמִּתְחַדְּשִׁים לָבוֹא בְּמַחֲזוֹר זֶה בְּכָל־יוֹם וָיוֹם וּבְּכָל־שָׁעָה וְשָׁעָה וּבְּכָל־רֶגַע וָרֶגַע. וּבְצֵל כְּנָפֶיךָ תַּסְתִּירֵנוּ, כְּנֶשֶׁר יָעִיר קִנּוֹ עַל גּוֹזָלָיו יְרַחֵף, וּשְׁמוֹר צֵאתֵנוּ וּבוֹאֵנוּ מֵעַתָּה וְעַד עוֹלָם. וְגַם עַד זִקְנָה וְשֵׂבָה אֱלֹהִים אַל תַּעַזְבֵנוּ, עַד אַגִּיד זְרוֹעֲךָ לְדוֹר לְכָל־יָבוֹא גְּבוּרָתֶךָ.</text:span></text:p>
      <text:p text:style-name="Standard"><text:span text:style-name="T1">וְעֹורְרָה אֶת־גְּבוּרָתֶךָ לְהַעֲבִיר גִּלּוּלִים מִן הָאָרֶץ, וְהָאֱלִילִים כָּרוֹת יִכָּרֵתוּן, לְתַקֵּן עוֹלָם בְּמַלְכוּת שַׁדַּי, יֵבֹשׁוּ כָּל־עֹבְדֵי פֶסֶל הַמִּתְהַלְלִים בָּאֱלִילִים וְהֵמָּה מִשְׁתַּחֲוִים קֵדְמָה לַשֶּׁמֶשׁ, כֵּן יֹאבְדוּ כָּל־אוֹיבֶיךָ יהוה, וְאוֹהֲבָיו כְּצֵאת הַשֶּׁמֶשׁ בִּגְבוּרָתוֹ. וְקַיֵּם לָנוּ יהוה אֱלֹהֵינוּ מִקְרָא שֶׁכָּתוּב׃ כִּי־אָז אֶהְפֹּךְ אֶל־עַמִּים, שָׂפָה בְרוּרָה, לִקְרֹא כֻלָּם בְּשֵׁם יְהוָה, לְעָבְדוֹ שְׁכֶם אֶחָד׃ וְהָיָה יהוה לְמֶלֶךְ עַל כָּל הָאָרֶץ בַּיּוֹם הַהוּא יִהְיֶה יהוה אֶחָד וּשְׁמוֹ אֶחָד׃לְךָ יוֹם, אַף־לְךָ לָיְלָה, אַתָּה הֲכִינוֹתָ, מָאוֹר וָשָׁמֶשׁ׃ </text:span>כִּי שֶׁמֶשׁ וּמָגֵן יְהוָה אֱלֹהִים חֵן וְכָבוֹד יִתֵּן יְהוָה לֹא יִמְנַע טוֹב לַהֹלְכִים בְּתָמִים׃ <text:span text:style-name="T1">וִיהִי, נֹעַם אֲדֹנָי אֱלֹהֵינוּ עָלֵינוּ, וּמַעֲשֵׂה יָדֵינוּ, כּוֹנְנָה עָלֵינוּ, וּמַעֲשֵׂה יָדֵינוּ כּוֹנְנֵהוּ׃</text:span></text:p>
      <text:p text:style-name="Standard"><text:soft-page-break/></text:p>
      <text:p text:style-name="P6">בָּרוּךְ אַתָּה יהוה, אֱלֹהֵינוּ מֶלֶךְ הָעולָם, עוֹשֶׂה מַעֲשֵׂה בְרֵאשִׁית׃</text:p>
      <text:p text:style-name="Translation">Blessed are you <text:s/>Adonai, King of the universe, who performs the work of creation.</text:p>
      <text:p text:style-name="P2"/>
      <text:p text:style-name="P9"><text:span text:style-name="Big_20_Initial"><text:span text:style-name="T1">אָנָּא בְּכֹחַ</text:span></text:span><text:span text:style-name="T1">, גְּדֻלַּת יְמִינֶךָ, תַּתִּיר צְרוּרָה. </text:span><text:span text:style-name="Kavanot_20_Ana_20_BaKoach">(אב"ג ית"ץ)</text:span><text:span text:style-name="T1">:<text:line-break/>קַבֵּל רִנַּת, עַמֶּךָ. שַׂגְּבֵנוּ, טַהֲרֵנוּ נוֹרָא. </text:span><text:span text:style-name="Kavanot_20_Ana_20_BaKoach">(קר"ע שט"ן)</text:span><text:span text:style-name="T1">:<text:line-break/>נָא גִבּוֹר, דּוֹרְשֵׁי יִחוּדֶךָ, כְּבָבַת שָׁמְרֵם. </text:span><text:span text:style-name="Kavanot_20_Ana_20_BaKoach">(נג"ד יכ"ש)</text:span><text:span text:style-name="T1">:<text:line-break/>בָּרְכֵם טַהֲרֵם, רַחֲמֵי צִדְקָתֶךָ, תָּמִיד גָּמְלֵם. </text:span><text:span text:style-name="Kavanot_20_Ana_20_BaKoach">(בט"ר צת"ג)</text:span><text:span text:style-name="T1">:<text:line-break/>חָסִין קָדוֹשׁ, בְּרֹב טוּבְךָ, נַהֵל עֲדָתֶךָ. </text:span><text:span text:style-name="Kavanot_20_Ana_20_BaKoach">(חק"ב טנ"ע)</text:span><text:span text:style-name="T1">:<text:line-break/>יָחִיד גֵּאֶה, לְעַמְּךָ פְּנֵה, זוֹכְרֵי קְדֻשָּׁתֶךָ. </text:span><text:span text:style-name="Kavanot_20_Ana_20_BaKoach">(יג"ל פז"ק)</text:span><text:span text:style-name="T1">:<text:line-break/>שַׁוְעָתֵנוּ קַבֵּל, וּשְׁמַע צַעֲקָתֵנוּ, יוֹדֵעַ תַּעֲלוּמוֹת. </text:span><text:span text:style-name="Kavanot_20_Ana_20_BaKoach">(שק"ו צי"ת)</text:span><text:span text:style-name="T1">:<text:line-break/>בָּרוּךְ, שֵׁם כְּבוֹד מַלְכוּתוֹ, לְעוֹלָם וָעֶד:</text:span></text:p>
      <text:p text:style-name="P2"/>
      <text:p text:style-name="P2"><text:span text:style-name="Big_20_Initial">לַמְנַצֵּחַ בִּנְגִינֹת</text:span>, מִזְמוֹר שִׁיר׃ אֱלֹהִים יְחָנֵּנוּ וִיבָרְכֵנוּ, <text:s/>יָאֵר פָּנָיו אִתָּנוּ סֶלָה׃ לָדַעַת בָּאָרֶץ דַּרְכֶּךָ, בְּכָל־גּוֹיִם יְשׁוּעָתֶךָ׃ יוֹדוּךָ עַמִּים אֱלֹהִים, יוֹדוּךָ עַמִּים כֻּלָּם׃ יִשְׂמְחוּ וִירַנְּנוּ לְאֻמִּים, כִּי תִשְׁפֹּט עַמִּים מִישֹׁר, וּלְאֻמִּים בָּאָרֶץ תַּנְחֵם סֶלָה׃ יוֹדוּךָ עַמִּים אֱלֹהִים, יוֹדוּךָ, עַמִּים כֻּלָּם׃ אֶרֶץ נָתְנָה יְבוּלָהּ, יְבָרְכֵנוּ אֱלֹהִים אֱלֹהֵינוּ׃ יְבָרְכֵנוּ אֱלֹהִים, וְיִירְאוּ אוֹתוֹ כָּל־אַפְסֵי־אָרֶץ׃</text:p>
      <text:p text:style-name="P2"/>
      <text:p text:style-name="Hallel_20_HaGadol"><text:span text:style-name="Big_20_Initial">הוֹדוּ</text:span> לַיהוָה כִּי־טוֹב,<text:tab/>כִּי לְעוֹלָם חַסְדּוֹ׃<text:line-break/>הוֹדוּ, לֵאלֹהֵי הָאֱלֹהִים,<text:tab/>כִּי לְעוֹלָם חַסְדּוֹ׃<text:line-break/>הוֹדוּ, לַאֲדֹנֵי הָאֲדֹנִים,<text:tab/>כִּי לְעוֹלָם חַסְדּוֹ׃<text:line-break/>לְעֹשֵׂה נִפְלָאוֹת גְּדֹלוֹת לְבַדּוֹ,<text:tab/>כִּי לְעוֹלָם חַסְדּוֹ׃<text:line-break/>לְעֹשֵׂה הַשָּׁמַיִם, בִּתְבוּנָה,<text:tab/>כִּי לְעוֹלָם חַסְדּוֹ׃<text:line-break/>לְרֹקַע הָאָרֶץ, עַל־הַמָּיִם,<text:tab/>כִּי לְעוֹלָם חַסְדּוֹ׃<text:line-break/><text:soft-page-break/>לְעֹשֵׂה, אוֹרִים גְּדֹלִים,<text:tab/>כִּי לְעוֹלָם חַסְדּוֹ׃<text:line-break/>אֶת־הַשֶּׁמֶשׁ, לְמֶמְשֶׁלֶת בַּיּוֹם,<text:tab/>כִּי לְעוֹלָם חַסְדּוֹ׃<text:line-break/>אֶת־הַיָּרֵחַ וְכוֹכָבִים, לְמֶמְשְׁלוֹת בַּלָּיְלָה<text:tab/>כִּי לְעוֹלָם חַסְדּוֹ׃<text:line-break/>לְמַכֵּה מִצְרַיִם, בִּבְכוֹרֵיהֶם,<text:tab/>כִּי לְעוֹלָם חַסְדּוֹ׃<text:line-break/><text:bookmark text:name="112"/>וַיּוֹצֵא יִשְׂרָאֵל, מִתּוֹכָם,<text:tab/>כִּי לְעוֹלָם חַסְדּוֹ׃<text:line-break/><text:bookmark text:name="122"/>בְּיָד חֲזָקָה, וּבִזְרוֹעַ נְטוּיָה,<text:tab/>כִּי לְעוֹלָם חַסְדּוֹ׃<text:line-break/><text:bookmark text:name="132"/>לְגֹזֵר יַם־סוּף, לִגְזָרִים,<text:tab/>כִּי לְעוֹלָם חַסְדּוֹ׃<text:line-break/><text:bookmark text:name="142"/>וְהֶעֱבִיר יִשְׂרָאֵל בְּתוֹכוֹ,<text:tab/>כִּי לְעוֹלָם חַסְדּוֹ׃<text:line-break/><text:bookmark text:name="152"/>וְנִעֵר פַּרְעֹה וְחֵילוֹ בְיַם־סוּף,<text:tab/>כִּי לְעוֹלָם חַסְדּוֹ׃<text:line-break/><text:bookmark text:name="162"/>לְמוֹלִיךְ עַמּוֹ, בַּמִּדְבָּר,<text:tab/>כִּי לְעוֹלָם חַסְדּוֹ׃<text:line-break/><text:bookmark text:name="171"/>לְמַכֵּה, מְלָכִים גְּדֹלִים,<text:tab/>כִּי לְעוֹלָם חַסְדּוֹ׃<text:line-break/><text:bookmark text:name="181"/>וַיַּהֲרֹג, מְלָכִים אַדִּירִים,<text:tab/>כִּי לְעוֹלָם חַסְדּוֹ׃<text:line-break/><text:bookmark text:name="191"/>לְסִיחוֹן, מֶלֶךְ הָאֱמֹרִי,<text:tab/>כִּי לְעוֹלָם חַסְדּוֹ׃<text:line-break/>וּלְעוֹג, מֶלֶךְ הַבָּשָׁן,<text:tab/>כִּי לְעוֹלָם חַסְדּוֹ׃<text:line-break/><text:bookmark text:name="211"/>וְנָתַן אַרְצָם לְנַחֲלָה,<text:tab/>כִּי לְעוֹלָם חַסְדּוֹ׃<text:line-break/><text:bookmark text:name="22"/>נַחֲלָה, לְיִשְׂרָאֵל עַבְדּוֹ,<text:tab/>כִּי לְעוֹלָם חַסְדּוֹ׃<text:line-break/><text:bookmark text:name="23"/>שֶׁבְּשִׁפְלֵנוּ, זָכַר לָנוּ,<text:tab/>כִּי לְעוֹלָם חַסְדּוֹ׃<text:line-break/><text:bookmark text:name="24"/>וַיִּפְרְקֵנוּ מִצָּרֵינוּ,<text:tab/>כִּי לְעוֹלָם חַסְדּוֹ׃<text:line-break/><text:bookmark text:name="25"/>נֹתֵן לֶחֶם, לְכָל־בָּשָׂר,<text:tab/>כִּי לְעוֹלָם חַסְדּוֹ׃<text:line-break/><text:bookmark text:name="26"/>הוֹדוּ, לְאֵל הַשָּׁמָיִם,<text:tab/>כִּי לְעוֹלָם חַסְדּוֹ׃</text:p>
      <text:p text:style-name="P2"/>
      <text:p text:style-name="Adon_20_Olam"><text:bookmark text:name="33"/><text:span text:style-name="Big_20_Initial"><text:span text:style-name="T1">אֵל אָדוֹן</text:span></text:span><text:span text:style-name="T1"> עַל־כָּל־הַמַּעֲשִׂים. בָּרוּךְ וּמְבוֹרָךְ בְּפִי כָל־הַנְּשָׁמָה׃</text:span></text:p>
      <text:p text:style-name="P8">גָּדְלוֹ וְטוּבוֹ מָלֵא עוֹלָם. דַּעַת וּתְבוּנָה סוֹבְבִים הוֹדוֹ׃</text:p>
      <text:p text:style-name="P8">הַמִּתְגָּאֶה עַל חַיּוֹת הַקֹּדֶשׁ. וְנֶהְדָּר בְּכָבוֹד עַל הַמֶּרְכָּבָה׃</text:p>
      <text:p text:style-name="P8">זְכוּת וּמִישׁוֹר לִפְנֵי כִסְאוֹ. חֶסֶד וְרַחֲמִים מָלֵא כְבוֹדוֹ׃</text:p>
      <text:p text:style-name="P8">טוֹבִים מְאוֹרוֹת שֶׁבְּרָאָם אֱלהֵינוּ. יְצָרָם בְּדַעַת בְּבִינָה וּבְהַשְׂכֵּל׃</text:p>
      <text:p text:style-name="P8">כֹּחַ וּגְבוּרָה נָתַן בָּהֶם. לִהְיוֹת מוֹשְׁלִים בְּקֶרֶב תֵּבֵל׃</text:p>
      <text:p text:style-name="P8">מְלֵאִים זִיו וּמְפִיקִים נוֹגַהּ. נָאֶה זִיוָם בְּכָל־הָעוֹלָם׃</text:p>
      <text:p text:style-name="P8">שְׂמֵחִים בְּצֵאתָם שָׂשִׂים בְּבוֹאָם. עוֹשִׂים בְּאֵימָה רְצוֹן קוֹנֵיהֶם׃</text:p>
      <text:p text:style-name="P8"><text:soft-page-break/>פְּאֵר וְכָבוֹד נוֹתְנִים לִשְׁמוֹ. צָהֳלָה וְרִנָּה לְזֵכֶר מַלְכוּתוֹ׃</text:p>
      <text:p text:style-name="P8">קָרָא לַשֶּׁמֶשׁ וַיִּזְרַח אוֹר. רָאָה וְהִתְקִין צוּרַת הַלְּבָנָה׃</text:p>
      <text:p text:style-name="P8">שֶׁבַח נוֹתְנִים לוֹ כָּל־צְבָא מָרוֹם.</text:p>
      <text:p text:style-name="P8">תִּפְאֶרֶת וּגְדוּלָה שְׂרָפִים וְחַיּוֹת וְאוֹפַנֵּי הַקֹּדֶשׁ׃ </text:p>
      <text:p text:style-name="P2"/>
      <text:p text:style-name="Standard">שִׁמְךָ יהוה אֱלהֵינוּ יִתְקַדָּשׁ. וְזִכְרְךָ יִתְפָּאַר מַלְכֵּנוּ בַּשָּׁמַיִם מִמַּעַל וְעַל הָאָרֶץ מִתָּחַת. עַל כָּל־שֶׁבַח מַעֲשֵׂה יָדֶיךָ. וְעַל מְאוֹרֵי אוֹר שֶׁיָּצַרְתָּ, הֵמָּה יְפָאֲרוּךָ סֶּלָה:</text:p>
      <text:p text:style-name="Standard"/>
      <text:p text:style-name="Standard"><text:span text:style-name="Big_20_Initial">שִׁיר, לַמַּעֲלוֹת</text:span> אֶשָּׂא עֵינַי, אֶל־הֶהָרִים, מֵאַיִן יָבֹא עֶזְרִי׃ עֶזְרִי מֵעִם יְהוָה, עֹשֵׂה שָׁמַיִם וָאָרֶץ׃ אַל־יִתֵּן לַמּוֹט רַגְלֶךָ; אַל־יָנוּם שֹׁמְרֶךָ׃ הִנֵּה לֹא־יָנוּם וְלֹא יִישָׁן, שׁוֹמֵר יִשְׂרָאֵל׃ יְהוָה שֹׁמְרֶךָ; יְהוָה צִלְּךָ עַל־יַד יְמִינֶךָ׃ יוֹמָם הַשֶּׁמֶשׁ לֹא־יַכֶּכָּה; וְיָרֵחַ בַּלָּיְלָה׃ יְהוָה יִשְׁמָרְךָ מִכָּל־רָע, יִשְׁמֹר אֶת־נַפְשֶׁךָ׃ יְהוָה יִשְׁמָר־צֵאתְךָ וּבוֹאֶךָ, מֵעַתָּה וְעַד־עוֹלָם׃</text:p>
      <text:p text:style-name="P2"/>
      <text:p text:style-name="Standard"><text:span text:style-name="Big_20_Initial">ברכות נ״ט ע״א׃ </text:span>תָּנוּ רַבָּנָן הָרוֹאֶה חַמָּה בִּתְקוּפָתָהּ אוֹמֵר׃ ״בָּרוּךְ עוֹשֶׂה מַעֲשֵׁה בְּרֵאשִׁית״. וְאֵימַת הֲוֵי? אָמַר אַבַּיֵּי׃ כָּל־עֶשְׂרִים וּשְׁמוֹנֶה שְׁנִין וַהֲדַר מַחֲזוֹר וְנָפְלָה תְּקוּפַת נִיסָן בְּשַׁבְּתַאי בְּאוֹרְתָּא דִּתְלָת נַגְהַי אַרְבַּע. </text:p>
      <text:p text:style-name="P2"/>
      <text:p text:style-name="Standard"><text:span text:style-name="Big_20_Initial">פרק שירה</text:span>׃ שֶׁמֶשׁ אוֹמֵר: שֶׁמֶשׁ יָרֵחַ עָמַד זְבֻלָהּ לְאוֹר חִצֶּיךָ יְהַלֵּכוּ לְנֹגַהּ בְּרַק חֲנִיתֶךָ׃ קוּמִי אוֹרִי כִּי בָא אוֹרֵךְ, וּכְבוֹד יְהוָה עָלַיִךְ זָרָח׃</text:p>
      <text:p text:style-name="P2"/>
      <text:p text:style-name="Standard"><text:span text:style-name="Big_20_Initial"><text:span text:style-name="T1">עָלֵינוּ לְשַׁבֵּחַ</text:span></text:span><text:span text:style-name="T1"> לַאֲדוֹן הַכֹּל, לָתֵת גְּדֻלָּה לְיוֹצֵר בְּרֵאשִׁית, שֶׁלֹּא עָשָׂנוּ כְּגוֹיֵי הָאֲרָצוֹת, וְלֹא שָׂמָנוּ כְּמִשְׁפְּחוֹת הָאֲדָמָה. שֶׁלֹּא שָׂם חֶלְקֵנוּ כָּהֶם, וגוֹרָלֵנוּ כְּכָל־הֲמוֹנָם, שֶׁהֵם מִשְׁתַּחֲוִים לְהֶבֶל וָרִיק, וּמִתְפַּלְּלִים אֶל אֵל לֹא יוֹשִׁיעַ. וַאֲנַחְנוּ מִשְׁתַּחֲוִים לִפְנֵי מֶלֶךְ מַלְכֵי </text:span><text:soft-page-break/><text:span text:style-name="T1">הַמְּלָכִים הַקָּדוֹשׁ בָּרוּךְ הוּא, שֶׁהוּא נוֹטֶה שָׁמַיִם וְיֹסֵד אָרֶץ, וּמוֹשַׁב יְקָרוֹ בַּשָּׁמַיִם מִמַּעַל, וּשְׁכִינַת עֻזּוֹ בְּגָבְהֵי מְרוֹמִים. הוּא אֱלֹהֵינוּ, וְאֵין עוֹד אַחֵר אֱמֶת מַלְכֵּנוּ, אֶפֶס זוּלָתוֹ. כַּכָּתוּב בַּתּוֹרָה, וְיָדַעְתָּ הַיּוֹם וַהֲשֵׁבֹתָ אֶל לְבָבֶךָ, כִּי יְהוָה הוּא הָאֱלֹהִים בַּשָּׁמַיִם מִמַּעַל וְעַל הָאָרֶץ מִתָּחַת, אֵין עוֹד׃</text:span></text:p>
      <text:p text:style-name="P2"/>
      <text:p text:style-name="Standard"><text:span text:style-name="T1">עַל כֵּן נְקַוֶּה־לָּךְ יְהוָה אֱלֹהֵינוּ, לִרְאוֹת מְהֵרָה בְּתִפְאֶרֶת עֻזָּךְ, לְהַעֲבִיר גִּלּוּלִים מִן הָאָרֶץ, וְהָאֱלִילִים כָּרוֹת יִכָּרֵתוּן, לְתַקֵּן עוֹלָם בְּמַלְכוּת שַׁדַּי, וְכָל בְּנֵי בָשָׂר יִקְרְאוּ בִשְׁמֶךָ, לְהַפְנוֹת אֵלֶיךָ כָּל רִשְׁעֵי אָרֶץ. יַכִּירוּ וְיֵדְעוּ כָּל יוֹשְׁבֵי תֵבֵל, כִּי־לְךָ תִּכְרַע כָּל־בֶּרֶךְ, תִּשָּׁבַע כָּל לָשׁוֹן. לְפָנֶיךָ יְהוָה אֱלֹהֵינוּ יִכְרְעוּ וְיִפֹּלוּ, וְלִכְבוֹד שִׁמְךָ יְקָר יִתֵּנוּ, וִיקַבְּלוּ כֻלָּם אֶת עֹל מַלְכוּתֶךָ, וְתִמְלֹךְ עֲלֵיהֶם מְהֵרָה לְעוֹלָם וָעֶד. כִּי הַמַּלְכוּת שֶׁלְּךָ הִיא, וּלְעוֹלְמֵי עַד תִּמְלֹךְ בְּכָבוֹד. כַּכָּתוּב בְּתוֹרָתָךְ, </text:span><text:span text:style-name="T1">יהוה יִמְלֹךְ לְעֹלָם וָעֶד׃ וְנֶאֱמַר, וְהָיָה יהוה לְמֶלֶךְ עַל כָּל הָאָרֶץ, בַּיּוֹם הַהוּא יִהְיֶה יהוה אֶחָד וּשְׁמוֹ אֶחָד׃</text:span></text:p>
      <text:p text:style-name="P2"/>
      <text:p text:style-name="Adon_20_Olam"><text:span text:style-name="Big_20_Initial">אֲדוֹן עוֹלָם</text:span> אֲשֶׁר מָלַךְ<text:tab/>בְּטֶרֶם כָּל יְצִיר נִבְרָא<text:line-break/>לְעֵת נַעֲשָׂה בְחֶפְצוֹ כֹּל<text:tab/>אֲזַי מֶלֶךְ שְׁמוֹ נִקְרָא<text:line-break/>וְאַחֲרֵי כִּכְלוֹת הַכֹּל<text:tab/>לְבַדּוֹ יִמְלֹךְ נוֹרָא<text:line-break/>וְהוּא הָיָה וְהוּא הֹוֶה<text:tab/>וְהוּא יִהְיֶה בְּתִפְאָרָה<text:line-break/>וְהוּא אֶחָד וְאֵין שֵׁנִי<text:tab/>לְהַמְשִׁילוֹ וּלְהַחְבִּירָה<text:line-break/>בְּלִי רֵאשִׁית בְּלִי תַכְלִית<text:tab/>וְלוֹ הָעֹז וְהַמִּשְׂרָה<text:line-break/>בְּלִי עֵרֶךְ בְּלִי דִמְיוֹן<text:tab/>בְּלִי שִׁנּוּי וּתְמוּרָה<text:line-break/>בְּלִי חִבּוּר בְּלִי פֵרוּד<text:tab/>גְּדָל כֹּחַ וּגְבוּרָה<text:line-break/>וְהוּא אֵלִי וְחַי גּוֹאֲלִי<text:tab/>וְצוּר חֶבְלִי בְּיוֹם צָרָה<text:line-break/>וְהוּא נִסִּי וּמָנוּסִי<text:tab/>מְנָת כּוֹסִי בְּיוֹם אֶקְרָא<text:line-break/>וְהוּא רוֹפֵא וְהוּא מַרְפֵּא<text:tab/>וְהוּא צוֹפֶה וְהוּא עֶזְרָה<text:line-break/>בְּיָדוֹ אַפְקִיד רוּחִי<text:tab/>בְּעֵת אִישַׁן וְאָעִירָה<text:line-break/>וְעִם רוּחִי גְּוִיָּתִי<text:tab/>אֲדֹנָי לִי וְלֹא אִירָא<text:line-break/><text:soft-page-break/>בְּמִקְדָשׁוֹ תָּגֵל נַפְשִׁי<text:tab/>מְשִׁיחֵנוּ יִשְׁלַח מְהֵרָה<text:line-break/>וְאָז נָשִׁיר בְּבֵית קָדְשִׁי<text:tab/>אָמֵן אָמֵן שֵׁם הַנּוֹרָא</text:p>
      <text:p text:style-name="P2"/>
      <text:p text:style-name="P2"><text:span text:style-name="Big_20_Initial">מוֹדִים אֲנַחְנוּ</text:span> <text:span text:style-name="Big_20_Initial">לְּךָ</text:span> וּמְהַלְלִים לְשֵׁם תִּפְאַרְתֶּךָ בְּרָכוֹת וְהוֹדָאוֹת לְשִׁמְךָ הַגָּדוֹל וְהַקָּדוֹשׁ עַל שֶׁהֶחֱיִיתָנוּ וְקִיַּמְתָּנוּ וְהִגַּעְתָּנוּ עַד הַיּוֹם הַזֶּה לְבָרֵךְ בִּרְכַּת הוֹדָאָה זוֹ לְפָנֶיךָ. וִיְהִי רָצוֹן מִלְּפָנֶיךָ יְהוָה אֱלֹהֵינו וֵאלֹהֵי אֲבוֹתֵינוּ שֶׁכְּשֵׁם שֶׁזִיכִּיתָנוּ לְבָרֵךְ בִּרְכַּת הַחַמָּה בְּיוֹם הַזֶּה, כֵן הָאֵל הַחַי הַטּוֹב וְהַמֵּטִיב לְכָל־בְּרוּאָיו, כֵן תְּחַיֵּנוּ וּתְקַיְּמֵנוּ וּתְחָנֵּנוּ וּתְזַכֵּנוּ לְבָרֵךְ בְּרָכָה זוֹ לִתְקוּפוֹת הַחַמָּה הָאֲחֵרוֹת הַבָּאוֹת עָלֵינוּ לְשָׁלוֹם, שְׂמֵחִים בְּבִנְיַן עִירָךְ וְשָׂשִׂים בַּעֲבוֹדָתָךְ, וְתֶן לָנוּ חַיִּים אֲרוּכִים טוֹבִים וּמְתֻקָּנִים, חַיִּים שֶׁל שָׁלוֹם, <text:s/>חַיִּים שֶׁל בְּרָכָה, <text:s/>חַיִּים שֶׁל <text:s/>טוֹבָה, <text:s text:c="2"/>חַיִּים שֶׁל פַּרְנָסָה <text:s/>טוֹבָה, חַיִּים שֶׁל חִלּוּץ עֲצָמוֹת, <text:s/>חַיִּים שֶׁיֵּשׁ בָּהֶם יִרְאַת חֵטְא, <text:s/>חַיִּים שֶׁאֵין בָּהֶם בּוּשָׁה וּכְלִימָה, <text:s/>חַיִּים שֶׁל עוֹשֶׁר וְכָבוֹד לַעֲבוֹדָתֶךָ וּלְיִרְאָתֶךָ, חַיִּים שֶׁתְּהֵא בְּנוֹ אַהֲבַת תּוֹרָה וְיִרְאַת שָׁמַיִם לִשְׁמָהּ, חַיִּים שֶתְּמַלֵּא מִשְׁאֲלוֹת לִבֵּנוּ לְטוֹבָה לַעֲבוֹדָתֶךָ וּלְיִרְאָתֶךָ, וּתְזַכֵּנוּ לִרְאוֹת פְּנֵי מְשִׁיחֶךָ, וּתְקַיֵם בָּנוּ מִקְרָא שֶׁכָּתוּב עַל יְדֵי נְבִיאֶךָ׃ וְהָיָה אוֹר הַלְּבָנָה כְּאוֹר הַחַמָּה, וְאוֹר הַחַמָּה יִהְיֶה שִׁבְעָתַיִם כְּאוֹר שִׁבְעַת הַיָּמִים, בְּיוֹם חֲבֹשׁ יְהוָה אֶת שֶׁבֶר עַמּוֹ, וּמַחַץ מַכָּתוֹ יִרְפָּא׃ וּבֶן דָּוִד יָבוֹא וְיִגְאָלֵנוּ בִּמְהֵרָה בְיָמֵינוּ, אָמֵן, כֵן יִהְי רָצוֹן.</text:p>
      <text:p text:style-name="P2"/>
      <text:p text:style-name="Standard"><text:span text:style-name="Big_20_Initial"><text:span text:style-name="T2">רִבִּי חֲנַנְיָה</text:span></text:span><text:span text:style-name="T2"> בֶּן עֲקַשְׁיָא אוֹמֵר׃</text:span><text:span text:style-name="T1"> </text:span><text:span text:style-name="T2">רָצָה הַקָּדוֹשׁ בָּרוּךְ הוּא לְזַכּוֹת אֶת יִשְׂרָאֵל,</text:span><text:span text:style-name="T1"> </text:span><text:span text:style-name="T2">לְפִיכָךְ הִרְבָּה לָהֶם תּוֹרָה וּמִצְוֹת</text:span><text:span text:style-name="T1">, </text:span><text:span text:style-name="T2">שֶׁנֶּאֱמָר׃</text:span><text:span text:style-name="T1"> </text:span><text:span text:style-name="T2">יְהֹוָה חָפֵץ לְמַעַן צִדְקוֹ</text:span><text:span text:style-name="T1">, </text:span><text:span text:style-name="T2">יַגְדִּיל תּוֹרָה וְיַאְדִּיר׃</text:span></text:p>
      <text:p text:style-name="P5"/>
      <text:p text:style-name="Standard"><text:bookmark text:name="113"/><text:span text:style-name="Big_20_Initial"><text:span text:style-name="T1">יִתְגַּדַּל</text:span></text:span><text:span text:style-name="T1"> וְיִתְקַדַּשׁ שְׁמֵהּ רַבָּא. </text:span><text:span text:style-name="Kavanot_20_Ana_20_BaKoach">(אמן)</text:span><text:span text:style-name="T1">׃ בְּעָלְמָא דִּי בְרָא כִּרְעוּתֵהּ. וְיַמְלִיךְ מַלְכוּתֵהּ. וְיַצְמַח פֻּרְקָנֵהּ. וִיקָרֵב מְשִׁיחֵהּ. </text:span><text:span text:style-name="Kavanot_20_Ana_20_BaKoach">(אמן)</text:span><text:span text:style-name="T1">׃ בְּחַיֵּיכוֹן וּבְיומֵיכוֹן וּבְחַיֵּי דְכֹל בֵּית יִשְׂרָאֵל בַּעֲגָלָא וּבִזְמַן קָרִיב וְאִמְרוּ אָמֵן׃ </text:span><text:span text:style-name="Kavanot_20_Ana_20_BaKoach">(אמן)</text:span><text:span text:style-name="T1"> יְהֵא שְׁמֵהּ רַבָּא מְבָרַךְ. לְעָלַם וּלְעָלְמֵי עָלְמַיָּא יִתְבָּרַךְ. </text:span><text:soft-page-break/><text:span text:style-name="T1">וְיִשְׁתַּבַּח. וְיִתְפָּאַר. וְיִתְרוֹמָם. וְיִתְנַשֵּׂא. וְיִתְהַדָּר. וְיִתְעַלֶּה. וְיִתְהַלָּל שְׁמֵהּ דְּקֻדְשָׁא בְּרִיךְ הוּא. </text:span><text:span text:style-name="Kavanot_20_Ana_20_BaKoach">(אמן)</text:span><text:span text:style-name="T1">׃ לְעֵלָּא מִן כָּל בִּרְכָתָא. שִׁירָתָא. תִּשְׁבְּחָתָא וְנֶחָמָתָא. דַּאֲמִירָן בְּעָלְמָא וְאִמְרוּ אָמֵן. </text:span><text:span text:style-name="Kavanot_20_Ana_20_BaKoach">(אמן)</text:span><text:span text:style-name="T1">׃</text:span></text:p>
      <text:p text:style-name="Standard"><text:span text:style-name="T1">עַל יִשְׂרָאֵל וְעַל רַבָּנָן וְעַל תַּלְמִידֵיהוֹן וְעַל כָּל תַּלְמִידֵי תַלְמִידֵיהוֹן. דְּעָסְקִין בְּאוֹרַיְתָא קַדִּשְׁתָּא. דִּי בְאַתְרָא הָדֵין וְדִי בְכָל אָתָר וְאָתָר. יְהֵא לָנָא וּלְהוֹן וּלְכוֹן חִנָּא וְחִסְדָּא וְרַחֲמֵי. מִן קֳדָם מָארֵהּ שְׁמַיָּא וְאַרְעָא וְאִמְרוּ אָמֵן. </text:span><text:span text:style-name="Kavanot_20_Ana_20_BaKoach">(אמן)</text:span><text:span text:style-name="T1">׃ </text:span></text:p>
      <text:p text:style-name="Standard"><text:span text:style-name="T1">יְהֵא שְׁלָמָא רַבָּא מִן שְׁמַיָּא. חַיִּים וְשָׂבָע וִישׁוּעָה וְנֶחָמָה וְשֵׁיזָבָא וּרְפוּאָה וּגְאֻלָּה וּסְלִיחָה וְכַפָּרָה וְרֵיוַח וְהַצָּלָה. לָנוּ וּלְכָל־עַמּו יִשְׂרָאֵל וְאִמְרוּ אָמֵן. </text:span><text:span text:style-name="Kavanot_20_Ana_20_BaKoach">(אמן)</text:span><text:span text:style-name="T1">׃ </text:span></text:p>
      <text:p text:style-name="Standard"><text:span text:style-name="T1">עוֹשֶׂה שָׁלוֹם בִּמְרוֹמָיו. הוּא בְּרַחֲמָיו יַעֲשֶׂה שָׁלוֹם עָלֵינוּ. וְעַל־כָּל־עַמּוֹ יִשְׂרָאֵל וְאִמְרוּ אָמֵן. </text:span><text:span text:style-name="Kavanot_20_Ana_20_BaKoach">(אמן)</text:span><text:span text:style-name="T1">׃ </text:span></text:p>
      <text:p text:style-name="P4"/>
      <text:p text:style-name="Standard"><text:span text:style-name="Big_20_Initial"><text:span text:style-name="T2">נִשְׁמַת כָּל חַי</text:span></text:span><text:span text:style-name="T2"> תְּבָרֵךְ אֶת שִׁמְךָ יהוה אֱלֹהֵינוּ, וְרוּחַ כָּל בָּשָׂר תְּפָאֵר וּתְרוֹמֵם זִכְרְךָ מַלְכֵּנוּ תָּמִיד</text:span><text:span text:style-name="T3">. </text:span><text:span text:style-name="T2">מִן הָעוֹלָם וְעַד הָעוֹלָם אַתָּה אֵל</text:span><text:span text:style-name="T3">. </text:span><text:span text:style-name="T2">וּמִבַּלְעֲדֶיךָ אֵין לָנוּ </text:span><text:span text:style-name="T3">(</text:span><text:span text:style-name="T2">מֶלֶךְ</text:span><text:span text:style-name="T3">) </text:span><text:span text:style-name="T2">גּוֹאֵל וּמוֹשִׂיעַ</text:span><text:span text:style-name="T3">. </text:span><text:span text:style-name="T2">פּוֹדֶה וּמַצִּיל</text:span><text:span text:style-name="T3">. </text:span><text:span text:style-name="T2">וְעוֹנֶה וּמְרַחֵם</text:span><text:span text:style-name="T3">. </text:span><text:span text:style-name="T2">בְּכָל עֵת צָרָה וְצוּקָה</text:span><text:span text:style-name="T3">. </text:span><text:span text:style-name="T2">אֵין לָנוּ מֶלֶךְ עוֹזֵר וְסוֹמֵךְ אֶלָּא אָתָּה</text:span><text:span text:style-name="T3">:</text:span></text:p>
      <text:p text:style-name="Standard"><text:span text:style-name="T2">אֱלֹהֵי הָרִאשׁוֹנִים וְהָאַחֲרוֹנִים</text:span><text:span text:style-name="T3">. </text:span><text:span text:style-name="T2">אֱלוֹהַּ כָּל בְּרִיּוֹת</text:span><text:span text:style-name="T3">. </text:span><text:span text:style-name="T2">אֲדוֹן כָּל תּוֹלָדוֹת</text:span><text:span text:style-name="T3">. </text:span><text:span text:style-name="T2">הַמְּהֻלָּל בְּכָל הַתִּשְׁבָּחוֹת</text:span><text:span text:style-name="T3">. </text:span><text:span text:style-name="T2">הַמְּנַהֵג עוֹלָמוֹ בְּחֶסֶד וּבְרִיּוֹתָיו בְּרַחֲמִים</text:span><text:span text:style-name="T3">. </text:span><text:span text:style-name="T2">וַיְיָ אֱלֹהִים אֱמֶת</text:span><text:span text:style-name="T3">. </text:span><text:span text:style-name="T2">לֹא יָנוּם וְלֹא יִישָׁן</text:span><text:span text:style-name="T3">. </text:span><text:span text:style-name="T2">הַמְעוֹרֵר יְשֵׁנִים וְהַמֵּקִיץ נִרְדָּמִים</text:span><text:span text:style-name="T3">. </text:span><text:span text:style-name="T2">מְחַיֶּה מֵתִים</text:span><text:span text:style-name="T3">. </text:span><text:span text:style-name="T2">וְרוֹפֵא חוֹלִים</text:span><text:span text:style-name="T3">. </text:span><text:span text:style-name="T2">פּוֹקֵחַ עִוְרִים</text:span><text:span text:style-name="T3">. </text:span><text:span text:style-name="T2">וְזוֹקֵף כְּפוּפִים</text:span><text:span text:style-name="T3">. </text:span><text:span text:style-name="T2">הַמֵּשִׂיחַ אִלְּמִים</text:span><text:span text:style-name="T3">. </text:span><text:span text:style-name="T2">וְהַמְפַעֲנֵחַ נֶעֱלָמִים</text:span><text:span text:style-name="T3">. </text:span><text:span text:style-name="T2">וּלְךָ לְבַדְּךָ אֲנַחְנוּ מוֹדִים</text:span><text:span text:style-name="T3">:<text:line-break/></text:span><text:span text:style-name="T2">וְאִלּוּ פִינוּ מָלֵא שִׁירָה כַיָּם</text:span><text:span text:style-name="T3">. </text:span><text:span text:style-name="T2">וּלְשׁוֹנֵנוּ רִנָּה כַּהֲמוֹן גַּלָּיו</text:span><text:span text:style-name="T3">. </text:span><text:span text:style-name="T2">וְשִׂפְתוֹתֵינוּ שֶׁבַח כְּמֶרְחֲבֵי רָקִיעַ</text:span><text:span text:style-name="T3">. </text:span><text:span text:style-name="T2">וְעֵינֵינוּ מְאִירוֹת כַּשֶׁמֶשׂ וְכַיָּרֵחַ</text:span><text:span text:style-name="T3">. </text:span><text:span text:style-name="T2">וְיָדֵינוּ פְרוּשׂוֹת כְּנִשְׁרֵי שָׁמָיִם</text:span><text:span text:style-name="T3">. </text:span><text:span text:style-name="T2">וְרַגְלֵינוּ קַלּוֹת כָּאַיָּלוֹת</text:span><text:span text:style-name="T3">. </text:span><text:span text:style-name="T2">אֵין אֲנַחְנוּ מַסְפִּיקִין לְהוֹדוֹת לְךָ יְיָ אֱלֹהֵינוּ</text:span><text:span text:style-name="T3">. </text:span><text:span text:style-name="T2">וּלְבָרֵךְ אֶת שִׁמְךָ מַלְכֵּנוּ</text:span><text:span text:style-name="T3">. </text:span><text:span text:style-name="T2">עַל אַחַת מֵאֶלֶף אַלְפֵי אֲלָפִים וְרוֹב רִבֵּי רְבָבוֹת פְּעָמִים</text:span><text:span text:style-name="T3">. </text:span><text:span text:style-name="T2">הַטּוֹבוֹת נִסִּים וְנִפְלָאוֹת שֶׁעָשִׂיתָ עִמָּנוּ וְעִם אֲבוֹתֵינוּ</text:span><text:span text:style-name="T3">.</text:span></text:p>
      <text:p text:style-name="Standard"><text:soft-page-break/><text:span text:style-name="T2">מִלְּפָנִים מִמִּצְרַיִם גְּאַלְתָּנוּ יְיָ אֱלֹהֵינוּ</text:span><text:span text:style-name="T3">. </text:span><text:span text:style-name="T2">מִבֵּית עֲבָדִים פְּדִיתָנוּ</text:span><text:span text:style-name="T3">. </text:span><text:span text:style-name="T2">בְּרָעָב זַנְתָּנוּ</text:span><text:span text:style-name="T3">. </text:span><text:span text:style-name="T2">וּבְשָׂבָע כִּלְכַּלְתָּנוּ</text:span><text:span text:style-name="T3">. </text:span><text:span text:style-name="T2">מֵחֶרֶב הִצַּלְתָּנוּ</text:span><text:span text:style-name="T3">. </text:span><text:span text:style-name="T2">מִדֶּבֶר מִלַּטְתָּנוּ</text:span><text:span text:style-name="T3">. </text:span><text:span text:style-name="T2">וּמֵחֳלָאִים רָעִים וְרַבִּים דִּלִּיתָנוּ</text:span><text:span text:style-name="T3">. </text:span><text:span text:style-name="T2">עַד הֵנָּה עֲזָרוּנוּ רַחֲמֶיךָ וְלֹא עֲזָבוּנוּ חֲסָדֶיךָ</text:span><text:span text:style-name="T3">. </text:span><text:span text:style-name="T2">עַל כֵּן אֵבָרִים שֶׁפִּלַּגְתָּ בָּנוּ</text:span><text:span text:style-name="T3">. </text:span><text:span text:style-name="T2">וְרוּחַ וּנְשָׁמָה שֶׁנָּפַחְתָּ בְּאַפֵּינוּ</text:span><text:span text:style-name="T3">. </text:span><text:span text:style-name="T2">וְלָשׁוֹן אֲשֶׂר שַׂמְתָּ בְּפִינוּ</text:span><text:span text:style-name="T3">.</text:span></text:p>
      <text:p text:style-name="Standard"><text:span text:style-name="T2">הֵן הֵם</text:span><text:span text:style-name="T3">. </text:span><text:span text:style-name="T2">יוֹדוּ וִיבָרְכוּ</text:span><text:span text:style-name="T3">. </text:span><text:span text:style-name="T2">וִישַׁבְּחוּ</text:span><text:span text:style-name="T3">. </text:span><text:span text:style-name="T2">וִיפָאֲרוּ</text:span><text:span text:style-name="T3">. וִישׁוֹרְרוּ </text:span><text:span text:style-name="T2">אֶת שִׁמְךָ מַלְכֵּנוּ תָמִיד</text:span><text:span text:style-name="T3">. </text:span><text:span text:style-name="T2">כִּי כָל פֶּה לְךָ יוֹדֶה</text:span><text:span text:style-name="T3">. </text:span><text:span text:style-name="T2">וְכָל לָשׁוֹן לְךָ תְשַׁבֵּחַ</text:span><text:span text:style-name="T3">. </text:span><text:span text:style-name="T2">וְכָל עַיִן לְךָ תְצַפֶּה</text:span><text:span text:style-name="T3">. </text:span><text:span text:style-name="T2">וְכָל בֶּרֶךְ לְךָ תִכְרַע</text:span><text:span text:style-name="T3">. </text:span><text:span text:style-name="T2">וְכָל קוֹמָה לְפָנֶיךָ תִשְׁתַּחֲוֶה</text:span><text:span text:style-name="T3">. </text:span><text:span text:style-name="T2">וְהַלְּבָבוֹת יִירָאוּךָ וְהַקֶּרֶב וְהַכְּלָיוֹת יְזַמְּרוּ לִשְׁמֶךָ</text:span><text:span text:style-name="T3">. </text:span><text:span text:style-name="T2">כַּדָּבָר שֶׁנֶּאֱמַר כָּל עַצְמֹתַי תֹּאמַרְנָה יְיָ מִי כָמוֹךָ, מַצִּיל עָנִי מֵחָזָק מִמֶּנּוּ</text:span><text:span text:style-name="T3">. </text:span><text:span text:style-name="T2">וְעָנִי וְאֶבְיוֹן מִגֹּזְלוֹ</text:span><text:span text:style-name="T3">: </text:span><text:span text:style-name="T2">שַׁוְעַת עֲנִיִּים אַתָּה תִּשְׁמַע</text:span><text:span text:style-name="T3">. </text:span><text:span text:style-name="T2">צַעֲקַת הַדַּל תַּקְשִׁיב וְתוֹשִׁיעַ</text:span><text:span text:style-name="T3">. </text:span><text:span text:style-name="T2">וְכָתוּב רַנְּנוּ צַדִּיקִים בַּיְיָ לַיְשָׁרִים נָאוָה תְהִלָּה</text:span><text:span text:style-name="T3">:</text:span></text:p>
      <text:p text:style-name="Befi_20_Yesharim"><text:span text:style-name="T2">בְּפִי<text:tab/></text:span><text:span text:style-name="Big_20_Initial"><text:span text:style-name="T2">יְ</text:span></text:span><text:span text:style-name="T2">שָׁרִים<text:tab/>תִּתְ</text:span><text:span text:style-name="Big_20_Initial"><text:span text:style-name="T2">ר</text:span></text:span><text:span text:style-name="T2">וֹמָם</text:span><text:span text:style-name="T3">:<text:line-break/></text:span><text:span text:style-name="T2">וּבְשִׂפְתֵי<text:tab/></text:span><text:span text:style-name="Big_20_Initial"><text:span text:style-name="T2">צַ</text:span></text:span><text:span text:style-name="T2">דִּיקִים<text:tab/>תִּתְ</text:span><text:span text:style-name="Big_20_Initial"><text:span text:style-name="T2">בָּ</text:span></text:span><text:span text:style-name="T2">רַךְ</text:span><text:span text:style-name="T3">:<text:line-break/></text:span><text:span text:style-name="T2">וּבִלְשׁוֹן<text:tab/></text:span><text:span text:style-name="Big_20_Initial"><text:span text:style-name="T2">חֲ</text:span></text:span><text:span text:style-name="T2">סִידִים<text:tab/>תִּתְ</text:span><text:span text:style-name="Big_20_Initial"><text:span text:style-name="T2">קַ</text:span></text:span><text:span text:style-name="T2">דָּשׁ</text:span><text:span text:style-name="T3">:<text:line-break/></text:span><text:span text:style-name="T2">וּבְקֶרֶב<text:tab/></text:span><text:span text:style-name="Big_20_Initial"><text:span text:style-name="T2">קְ</text:span></text:span><text:span text:style-name="T2">דוֹשִׁים<text:tab/>תִּתְ</text:span><text:span text:style-name="Big_20_Initial"><text:span text:style-name="T2">הַ</text:span></text:span><text:span text:style-name="T2">לָּל</text:span><text:span text:style-name="T3">:</text:span></text:p>
      <text:p text:style-name="Standard"><text:span text:style-name="T2">בְּמִקְהֲלוֹת רִבְבוֹת עַמְּךָ בֵּית יִשְׂרָאֵל</text:span><text:span text:style-name="T3">. </text:span><text:span text:style-name="T2">שֶׁכֵּן חוֹבַת כָּל הַיְצוּרִים</text:span><text:span text:style-name="T3">, </text:span><text:span text:style-name="T2">לְפָנֶיךָ יְיָ אֱלֹהֵינוּ וֵאלֹהֵי אֲבוֹתֵינוּ לְהוֹדוֹת</text:span><text:span text:style-name="T3">. </text:span><text:span text:style-name="T2">לְהַלֵּל</text:span><text:span text:style-name="T3">. </text:span><text:span text:style-name="T2">לְשַׂבֵּחַ</text:span><text:span text:style-name="T3">. </text:span><text:span text:style-name="T2">לְפָאֵר</text:span><text:span text:style-name="T3">. </text:span><text:span text:style-name="T2">לְרוֹמֵם</text:span><text:span text:style-name="T3">. </text:span><text:span text:style-name="T2">לְהַדֵּר</text:span><text:span text:style-name="T3">. </text:span><text:span text:style-name="T2">וּלְנַצֵּחַ</text:span><text:span text:style-name="T3">. </text:span><text:span text:style-name="T2">עַל כָּל דִּבְרֵי שִׁירוֹת וְתִשְׁבָּחוֹת דָּוִד בֶּן יִשַׁי עַבְדְּךָ מְשִׁיחֶךָ</text:span><text:span text:style-name="T3">:</text:span></text:p>
      <text:p text:style-name="Standard"><text:span text:style-name="T2">וּבְכֵן</text:span><text:span text:style-name="T3">, </text:span><text:span text:style-name="T2">יִשְׁתַּבַּח שִׁמְךָ לָעַד מַלְכֵּנוּ, הָאֵל הַמֶּלֶךְ הַגָּדוֹל וְהַקָּדוֹשׁ בַּשָּׁמַיִם וּבָאָרֶץ כִּי לְךָ נָאֶה יְיָ אֱלֹהֵינוּ וֵאלֹהֵי אֲבוֹתֵינוּ לְעוֹלָם וָעֶד</text:span><text:span text:style-name="T3">. (</text:span><text:span text:style-name="T2">א</text:span><text:span text:style-name="T3">) </text:span><text:span text:style-name="T2">שִׁיר </text:span><text:span text:style-name="T3">(</text:span><text:span text:style-name="T2">ב</text:span><text:span text:style-name="T3">) </text:span><text:span text:style-name="T2">וּשְׁבָחָה</text:span><text:span text:style-name="T3">. (</text:span><text:span text:style-name="T2">ג</text:span><text:span text:style-name="T3">) </text:span><text:span text:style-name="T2">הַלֵּל </text:span><text:span text:style-name="T3">(</text:span><text:span text:style-name="T2">ד</text:span><text:span text:style-name="T3">) </text:span><text:span text:style-name="T2">וְזִמְרָה</text:span><text:span text:style-name="T3">. (</text:span><text:span text:style-name="T2">ה</text:span><text:span text:style-name="T3">) </text:span><text:span text:style-name="T2">עֹז</text:span><text:span text:style-name="T3">. (</text:span><text:span text:style-name="T2">ו</text:span><text:span text:style-name="T3">) </text:span><text:span text:style-name="T2">וּמֶמְשָׁלָה</text:span><text:span text:style-name="T3">. (</text:span><text:span text:style-name="T2">ז</text:span><text:span text:style-name="T3">) </text:span><text:span text:style-name="T2">נֶצַח</text:span><text:span text:style-name="T3">. (</text:span><text:span text:style-name="T2">ח</text:span><text:span text:style-name="T3">) </text:span><text:span text:style-name="T2">גְּדוּלָה</text:span><text:span text:style-name="T3">. (</text:span><text:span text:style-name="T2">ט</text:span><text:span text:style-name="T3">) </text:span><text:span text:style-name="T2">גְּבוּרָה</text:span><text:span text:style-name="T3">. (</text:span><text:span text:style-name="T2">י</text:span><text:span text:style-name="T3">) </text:span><text:span text:style-name="T2">תְּהִלָּה</text:span><text:span text:style-name="T3">. (</text:span><text:span text:style-name="T2">יא</text:span><text:span text:style-name="T3">) </text:span><text:span text:style-name="T2">וְתִפְאֶרֶת</text:span><text:span text:style-name="T3">. (</text:span><text:span text:style-name="T2">יב</text:span><text:span text:style-name="T3">) </text:span><text:span text:style-name="T2">קְדֻשָׁה</text:span><text:span text:style-name="T3">. (</text:span><text:span text:style-name="T2">יג</text:span><text:span text:style-name="T3">) </text:span><text:span text:style-name="T2">וּמַלְכוּת</text:span><text:span text:style-name="T3">. </text:span><text:span text:style-name="T2">בְּרָכוֹת וְהוֹדָאוֹת לְשִׁמְךָ הַגָּדוֹל וְהַקָּדוֹשׁ</text:span><text:span text:style-name="T3">. </text:span><text:span text:style-name="T2">וּמֵעוֹלָם וְעַד עוֹלָם אַתָּה אֵ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achlieli CLM1" svg:font-family="'Nachlieli CLM'"/>
    <style:font-face style:name="David CLM" svg:font-family="'David CLM'" style:font-adornments="Regular" style:font-pitch="variable"/>
    <style:font-face style:name="Ezra SIL" svg:font-family="'Ezra SI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Nachlieli CLM" svg:font-family="'Nachlieli CLM'"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writing-mode="rl-tb"/>
      <style:text-properties style:font-size-asian="10.5pt" style:font-name-complex="Ezra SI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Nachlieli CLM"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Nachlieli CLM" style:font-size-complex="24pt" style:font-weight-complex="bold"/>
    </style:style>
    <style:style style:name="Brachot_20_HaShachar" style:display-name="Brachot HaShachar" style:family="paragraph" style:parent-style-name="Standard">
      <style:paragraph-properties fo:margin-left="0.508cm" fo:margin-right="0cm" fo:margin-top="0cm" fo:margin-bottom="0cm" fo:text-align="end" fo:text-align-last="center" style:justify-single-word="false" fo:text-indent="-0.508cm" style:auto-text-indent="false">
        <style:tab-stops/>
      </style:paragraph-properties>
    </style:style>
    <style:style style:name="Adon_20_Olam" style:display-name="Adon Olam" style:family="paragraph" style:parent-style-name="Standard">
      <style:paragraph-properties fo:text-align="end" fo:text-align-last="center" style:justify-single-word="false">
        <style:tab-stops>
          <style:tab-stop style:position="5.99cm"/>
        </style:tab-stops>
      </style:paragraph-properties>
      <style:text-properties fo:language="en" fo:country="U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Ana_20_BaKoach" style:display-name="Ana BaKoach" style:family="paragraph" style:parent-style-name="Standard" style:master-page-name="">
      <style:paragraph-properties fo:keep-together="always" style:page-number="auto"/>
      <style:text-properties style:font-size-asian="10.5pt" style:font-size-complex="12pt"/>
    </style:style>
    <style:style style:name="Beracha" style:family="paragraph" style:parent-style-name="Standard">
      <style:text-properties fo:font-size="24pt" style:font-size-asian="10.5pt" style:font-size-complex="24pt"/>
    </style:style>
    <style:style style:name="Hallel_20_HaGadol" style:display-name="Hallel HaGadol" style:family="paragraph" style:parent-style-name="Standard">
      <style:paragraph-properties fo:text-align="end" fo:text-align-last="center" style:justify-single-word="false">
        <style:tab-stops>
          <style:tab-stop style:position="8.475cm"/>
        </style:tab-stops>
      </style:paragraph-properties>
    </style:style>
    <style:style style:name="Header" style:family="paragraph" style:parent-style-name="Standard" style:class="extra">
      <style:paragraph-properties text:number-lines="false" text:line-number="0">
        <style:tab-stops>
          <style:tab-stop style:position="6.798cm" style:type="center"/>
          <style:tab-stop style:position="13.598cm" style:type="right"/>
        </style:tab-stops>
      </style:paragraph-properties>
    </style:style>
    <style:style style:name="El_20_Adon" style:display-name="El Adon" style:family="paragraph" style:parent-style-name="Hallel_20_HaGadol"/>
    <style:style style:name="YHVH" style:family="paragraph" style:parent-style-name="Standard">
      <style:paragraph-properties fo:margin-left="0.767cm" fo:margin-right="0cm" fo:text-indent="-0.75cm" style:auto-text-indent="false">
        <style:tab-stops/>
      </style:paragraph-properties>
    </style:style>
    <style:style style:name="Befi_20_Yesharim" style:display-name="Befi Yesharim" style:family="paragraph" style:parent-style-name="Standard">
      <style:paragraph-properties fo:text-align="end" fo:text-align-last="center" style:justify-single-word="false">
        <style:tab-stops>
          <style:tab-stop style:position="2.644cm"/>
          <style:tab-stop style:position="4.639cm"/>
        </style:tab-stops>
      </style:paragraph-properties>
    </style:style>
    <style:style style:name="Translation" style:family="paragraph" style:parent-style-name="Beracha" style:master-page-name="">
      <style:paragraph-properties fo:text-align="start" style:justify-single-word="false" style:page-number="auto" style:writing-mode="lr-tb"/>
      <style:text-properties fo:font-size="12pt" fo:language="en" fo:country="US" style:font-size-asian="10.5pt"/>
    </style:style>
    <style:style style:name="Footer" style:family="paragraph" style:parent-style-name="Standard" style:class="extra">
      <style:paragraph-properties text:number-lines="false" text:line-number="0">
        <style:tab-stops>
          <style:tab-stop style:position="5.985cm" style:type="center"/>
          <style:tab-stop style:position="11.97cm" style:type="right"/>
        </style:tab-stops>
      </style:paragraph-properties>
    </style:style>
    <style:style style:name="Default_20_Hebrew" style:display-name="Default Hebrew" style:family="text">
      <style:text-properties style:font-size-asian="10.5pt" style:font-name-complex="David CLM" style:font-size-complex="16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Kirat_20_Shema_20_Kavanot" style:display-name="Kirat Shema Kavanot" style:family="text">
      <style:text-properties style:font-size-asian="10.5pt" style:font-name-complex="David CLM" style:font-size-complex="9pt" style:font-weight-complex="normal"/>
    </style:style>
    <style:style style:name="Drop_20_Caps" style:display-name="Drop Caps" style:family="text"/>
    <style:style style:name="Big_20_Initial" style:display-name="Big Initial" style:family="text">
      <style:text-properties fo:font-size="15pt" style:font-size-asian="10.5pt" style:font-size-complex="15pt" style:font-weight-complex="bold"/>
    </style:style>
    <style:style style:name="Kavanot_20_Ana_20_BaKoach" style:display-name="Kavanot Ana BaKoach" style:family="text">
      <style:text-properties fo:font-size="9pt" fo:language="en" fo:country="US" style:font-size-asian="9pt" style:font-name-complex="Ezra SI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3.97cm" fo:page-height="21.59cm" style:num-format="1" style:print-orientation="portrait" fo:margin-top="1cm" fo:margin-bottom="1cm" fo:margin-left="1cm" fo:margin-right="1cm" style:shadow="none" style:writing-mode="rl-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n Bloom</meta:initial-creator>
    <meta:creation-date>2009-02-22T19:34:43</meta:creation-date>
    <dc:date>2009-04-02T16:03:21</dc:date>
    <meta:editing-duration>PT09H26M05S</meta:editing-duration>
    <meta:editing-cycles>67</meta:editing-cycles>
    <meta:generator>OpenOffice.org/3.0$Linux OpenOffice.org_project/300m15$Build-9379</meta:generator>
    <meta:printed-by>Ken Bloom</meta:printed-by>
    <meta:print-date>2009-03-24T23:41:10</meta:print-date>
    <dc:creator>Ken Bloom</dc:creator>
    <meta:document-statistic meta:table-count="0" meta:image-count="0" meta:object-count="0" meta:page-count="10" meta:paragraph-count="52" meta:word-count="2648" meta:character-count="19223"/>
    <meta:user-defined meta:name="Info 1"/>
    <meta:user-defined meta:name="Info 2"/>
    <meta:user-defined meta:name="Info 3"/>
    <meta:user-defined meta:name="Info 4"/>
  </office:meta>
</office:document-meta>
</file>